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5-01T10:05:05.829289856</dc:date>
    <meta:editing-duration>PT7M11S</meta:editing-duration>
    <meta:editing-cycles>11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40" chart:maximum="18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483cm" svg:y="0.316cm" chart:style-name="ch2">
          <text:p>Mid-Spring Mild May1'16</text:p>
        </chart:title>
        <chart:legend chart:legend-position="end" svg:x="13.333cm" svg:y="3.703cm" style:legend-expansion="high" chart:style-name="ch3"/>
        <chart:plot-area chart:style-name="ch4" chart:data-source-has-labels="both" svg:x="1.331cm" svg:y="1.301cm" svg:width="11.682cm" svg:height="6.538cm">
          <chartooo:coordinate-region svg:x="3.051cm" svg:y="1.5cm" svg:width="9.912cm" svg:height="4.181cm"/>
          <chart:axis chart:dimension="x" chart:name="primary-x" chart:style-name="ch5" chartooo:axis-type="auto">
            <chartooo:date-scale/>
            <chart:title svg:x="6.81cm" svg:y="8.0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">
                <text:p>148</text:p>
              </table:table-cell>
              <table:table-cell office:value-type="float" office:value="155">
                <text:p>15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">
                <text:p>159</text:p>
              </table:table-cell>
              <table:table-cell office:value-type="float" office:value="168">
                <text:p>16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  <table:table-cell office:value-type="float" office:value="179">
                <text:p>17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